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8F8BA5E567FAE5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02cm" svg:height="7.938cm" svg:x="3.667cm" svg:y="3.222cm">
          <draw:image xlink:href="Pictures/1000000100000556000003008F8BA5E567FAE5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02T20:50:25.215699414</dc:date>
    <meta:editing-duration>PT1M13S</meta:editing-duration>
    <meta:editing-cycles>1</meta:editing-cycles>
    <meta:document-statistic meta:object-count="1"/>
    <meta:generator>LibreOffice/7.3.7.2$Linux_X86_64 LibreOffice_project/30$Build-2</meta:generator>
  </office:meta>
</office:document-meta>
</file>